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3f02" officeooo:paragraph-rsid="00103f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tab/>python3 select_percentages.py -d <text:s/>&lt;path to dataset directory&gt; -h</text:p>
      <text:p text:style-name="P1"><text:tab/>Reads the dataset directory and prints out the arguments depending upon the folders inside <text:tab/>the directory. These arguments can be used to adjust the percentage of data to select from <text:tab/>each subfolder (default is 100%) </text:p>
      <text:p text:style-name="P1">2. <text:tab/>python3 select_percentages.py -d <text:s/>&lt;path to dataset directory&gt; to use default percentages <text:tab/>(100%)</text:p>
      <text:p text:style-name="P1"/>
      <text:p text:style-name="P1">3.<text:tab/> python3 select_percentages.py -d &lt;path to dataset directory&gt; <text:s/>&lt;use args printed in step 1&gt; <text:tab/>to specify percentages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17:09:26.494665539</meta:creation-date>
    <dc:date>2020-11-03T17:19:43.432553576</dc:date>
    <meta:editing-duration>PT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74" meta:character-count="504" meta:non-whitespace-character-count="422"/>
  </office:meta>
</office:document-meta>
</file>